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937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table:style-name="ce2" table:formula="of:=SUM([.B3:.F3])" office:value-type="float" office:value="28200" calcext:value-type="float">
            <text:p>282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8];[.K39];[.K40];[.K96];[.K97]; [.K126])" office:value-type="float" office:value="179400" calcext:value-type="float">
            <text:p>179400</text:p>
          </table:table-cell>
          <table:table-cell table:formula="of:=SUM([.H4];[.H34];[.H63];[.H95];[.H128])" office:value-type="float" office:value="3487.53623188406" calcext:value-type="float">
            <text:p>3487.5362318841</text:p>
          </table:table-cell>
          <table:table-cell/>
          <table:table-cell table:formula="of:=SUM([.H4];[.H36];[.H65];[.H95];[.H125])" office:value-type="float" office:value="7594.27969132317" calcext:value-type="float">
            <text:p>7594.2796913232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5];[.G64];[.G94];[.G124])" office:value-type="float" office:value="173000" calcext:value-type="float">
            <text:p>173000</text:p>
          </table:table-cell>
          <table:table-cell table:formula="of:=SUM([.H5];[.H35];[.H64];[.H96];[.H129])" office:value-type="float" office:value="2287.97101449275" calcext:value-type="float">
            <text:p>2287.9710144928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6400" calcext:value-type="float">
            <text:p>6400</text:p>
          </table:table-cell>
          <table:table-cell table:formula="of:=SUM([.H6];[.H36];[.H65];[.H97];[.H130])" office:value-type="float" office:value="4865.91012610578" calcext:value-type="float">
            <text:p>4865.9101261058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400" calcext:value-type="float">
            <text:p>10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7];[.H66];[.H98];[.H131])" office:value-type="float" office:value="7594.27969132317" calcext:value-type="float">
            <text:p>7594.279691323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6500" calcext:value-type="float">
            <text:p>-65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8];[.H67];[.H99];[.H132])" office:value-type="float" office:value="7203.37060041408" calcext:value-type="float">
            <text:p>7203.3706004141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32:.F32])" office:value-type="float" office:value="771.666666666667" calcext:value-type="float">
            <text:p>771.6666666667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200" calcext:value-type="float">
            <text:p>-5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9];[.H68];[.H100];[.H133])" office:value-type="float" office:value="6776.77969132317" calcext:value-type="float">
            <text:p>6776.7796913232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0];[.H69];[.H101];[.H134])" office:value-type="float" office:value="4904.40579710145" calcext:value-type="float">
            <text:p>4904.4057971015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7200" calcext:value-type="float">
            <text:p>-7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1];[.H70];[.H102];[.H135])" office:value-type="float" office:value="7170.47016751365" calcext:value-type="float">
            <text:p>7170.4701675137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B32];[.C32];[.E32];[.F32])" office:value-type="float" office:value="767.5" calcext:value-type="float">
            <text:p>767.5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2];[.H71];[.H103];[.H136])" office:value-type="float" office:value="7202.6130246565" calcext:value-type="float">
            <text:p>7202.6130246565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C32:.F32])" office:value-type="float" office:value="771.666666666667" calcext:value-type="float">
            <text:p>771.666666666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N40];[.H72];[.H104];[.H137])" office:value-type="float" office:value="4569.04865424431" calcext:value-type="float">
            <text:p>4569.0486542443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2" office:value-type="string" calcext:value-type="string">
            <text:p>-Movses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4];[.H73];[.H105];[.H138])" office:value-type="float" office:value="6051.2362130623" calcext:value-type="float">
            <text:p>6051.2362130623</text:p>
          </table:table-cell>
          <table:table-cell table:number-columns-repeated="2"/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-Vahe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M17];[.H45];[.H74];[.H106];[.H139])" office:value-type="float" office:value="11716.7374364766" calcext:value-type="float">
            <text:p>11716.7374364766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6];[.H75];[.H107];[.H140])" office:value-type="float" office:value="7594.27969132317" calcext:value-type="float">
            <text:p>7594.2796913232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7];[.H76];[.H108];[.H141])" office:value-type="float" office:value="5695.91012610578" calcext:value-type="float">
            <text:p>5695.9101261058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Վահե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8];[.H48];[.H77];[.H109];[.H142])" office:value-type="float" office:value="6822.6130246565" calcext:value-type="float">
            <text:p>6822.6130246565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];[.C32];[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Տաթև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/>
          <table:table-cell table:formula="of:=SUM([.H19];[.H49];[.H78];[.H110];[.H143])" office:value-type="float" office:value="7164.27969132317" calcext:value-type="float">
            <text:p>7164.279691323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Մովսես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/>
          <table:table-cell table:formula="of:=SUM([.H20];h#REF!;[.H79];[.H111];[.H144])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32];[.D32])" office:value-type="float" office:value="771.666666666667" calcext:value-type="float">
            <text:p>771.6666666667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21];h#REF!;[.H82];[.H147])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2];h#REF!;[.H82];[.H114];[.H147])" office:value-type="string" office:string-value="" calcext:value-type="error">
            <text:p>Err:509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2:.F32])" office:value-type="float" office:value="391.666666666667" calcext:value-type="float">
            <text:p>391.666666666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SUM([.H23];[.H83];[.H115];[.H148])" office:value-type="float" office:value="3461.23706004141" calcext:value-type="float">
            <text:p>3461.2370600414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4];[.H51];[.H84];[.H116];[.H149])" office:value-type="float" office:value="7194.27969132317" calcext:value-type="float">
            <text:p>7194.279691323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5];[.H52];[.H85];[.H117];[.H150])" office:value-type="float" office:value="7242.10577827969" calcext:value-type="float">
            <text:p>7242.1057782797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style-name="ce3" table:formula="of:=SUM([.H26];[.H53];[.H86];[.H118];[.H151])" office:value-type="float" office:value="22588.2962544702" calcext:value-type="float">
            <text:p>22588.296254470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];[.C32])" office:value-type="float" office:value="767.5" calcext:value-type="float">
            <text:p>767.5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3" table:formula="of:=SUM([.H27];[.H54];[.H87];[.H119];[.H152])" office:value-type="float" office:value="6016.09128552607" calcext:value-type="float">
            <text:p>6016.0912855261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3" table:formula="of:=SUM([.H28];[.H55];[.H88];[.H120];[.H153])" office:value-type="float" office:value="6764.27969132317" calcext:value-type="float">
            <text:p>6764.279691323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5700" calcext:value-type="float">
            <text:p>-5700</text:p>
          </table:table-cell>
          <table:table-cell office:value-type="float" office:value="13700" calcext:value-type="float">
            <text:p>13700</text:p>
          </table:table-cell>
          <table:table-cell/>
          <table:table-cell table:style-name="ce3" table:formula="of:=SUM([.H28];[.H56];[.H89];[.H121];[.H154])" office:value-type="float" office:value="48051.6244118201" calcext:value-type="float">
            <text:p>48051.624411820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Default" office:value-type="string" calcext:value-type="string">
            <text:p>Jirayr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32:.F32])" office:value-type="float" office:value="1159.16666666667" calcext:value-type="float">
            <text:p>1159.1666666667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2">
          <table:table-cell/>
          <table:table-cell table:formula="of:=[.B3]/24" office:value-type="float" office:value="387.5" calcext:value-type="float">
            <text:p>387.5</text:p>
          </table:table-cell>
          <table:table-cell table:formula="of:=[.C3]/25" office:value-type="float" office:value="380" calcext:value-type="float">
            <text:p>380</text:p>
          </table:table-cell>
          <table:table-cell table:formula="of:=[.D3]/24" office:value-type="float" office:value="391.666666666667" calcext:value-type="float">
            <text:p>391.6666666667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31])" office:value-type="float" office:value="28200" calcext:value-type="float">
            <text:p>28200</text:p>
          </table:table-cell>
          <table:table-cell table:number-columns-repeated="2"/>
          <table:table-cell table:style-name="ce2" table:formula="of:=SUM([.K4:.K30])" office:value-type="float" office:value="254800" calcext:value-type="float">
            <text:p>254800</text:p>
          </table:table-cell>
          <table:table-cell table:formula="of:=SUM([.H32];[.H155])" office:value-type="float" office:value="28200" calcext:value-type="float">
            <text:p>28200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ce16" office:value-type="float" office:value="8800" calcext:value-type="float">
            <text:p>8800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5:.F35])" office:value-type="float" office:value="42400" calcext:value-type="float">
            <text:p>42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1:.F61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61];[.C61];[.E61];[.F61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61:.E61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E61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1:.E61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61:.F61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/>
          <table:table-cell table:formula="of:=[.B35]/22" office:value-type="float" office:value="390.909090909091" calcext:value-type="float">
            <text:p>390.9090909091</text:p>
          </table:table-cell>
          <table:table-cell table:formula="of:=[.C35]/24" office:value-type="float" office:value="350" calcext:value-type="float">
            <text:p>350</text:p>
          </table:table-cell>
          <table:table-cell table:formula="of:=[.D35]/23" office:value-type="float" office:value="360.869565217391" calcext:value-type="float">
            <text:p>360.8695652174</text:p>
          </table:table-cell>
          <table:table-cell table:formula="of:=[.E35]/24" office:value-type="float" office:value="350" calcext:value-type="float">
            <text:p>350</text:p>
          </table:table-cell>
          <table:table-cell table:formula="of:=[.F35]/21" office:value-type="float" office:value="414.285714285714" calcext:value-type="float">
            <text:p>414.2857142857</text:p>
          </table:table-cell>
          <table:table-cell/>
          <table:table-cell table:style-name="ce2" table:formula="of:=SUM([.H36:.H60])" office:value-type="float" office:value="42400" calcext:value-type="float">
            <text:p>42400</text:p>
          </table:table-cell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4:.F64])" office:value-type="float" office:value="42200" calcext:value-type="float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91];[.D91];[.E91];[.F91])" office:value-type="float" office:value="1488.50517598344" calcext:value-type="float">
            <text:p>1488.505175983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formula="of:=SUM([.B91:.F91])" office:value-type="float" office:value="1840.67908902692" calcext:value-type="float">
            <text:p>1840.6790890269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91:.F91])" office:value-type="float" office:value="1840.67908902692" calcext:value-type="float">
            <text:p>1840.679089026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];[.D91];[.F91])" office:value-type="float" office:value="1132.50517598344" calcext:value-type="float">
            <text:p>1132.5051759834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E91])" office:value-type="float" office:value="1488.50517598344" calcext:value-type="float">
            <text:p>1488.5051759834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91:.E91])" office:value-type="float" office:value="1064.69565217391" calcext:value-type="float">
            <text:p>1064.695652173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];[.C91];[.E91];[.F91])" office:value-type="float" office:value="1484.15734989648" calcext:value-type="float">
            <text:p>1484.157349896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91:.F91])" office:value-type="float" office:value="1840.67908902692" calcext:value-type="float">
            <text:p>1840.6790890269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64]/21" office:value-type="float" office:value="423.809523809524" calcext:value-type="float">
            <text:p>423.8095238095</text:p>
          </table:table-cell>
          <table:table-cell table:formula="of:=[.C64]/23" office:value-type="float" office:value="352.173913043478" calcext:value-type="float">
            <text:p>352.1739130435</text:p>
          </table:table-cell>
          <table:table-cell table:formula="of:=[.D64]/23" office:value-type="float" office:value="356.521739130435" calcext:value-type="float">
            <text:p>356.5217391304</text:p>
          </table:table-cell>
          <table:table-cell table:formula="of:=[.E64]/25" office:value-type="float" office:value="356" calcext:value-type="float">
            <text:p>356</text:p>
          </table:table-cell>
          <table:table-cell table:formula="of:=[.F64]/23" office:value-type="float" office:value="352.173913043478" calcext:value-type="float">
            <text:p>352.1739130435</text:p>
          </table:table-cell>
          <table:table-cell/>
          <table:table-cell table:style-name="ce2" table:formula="of:=SUM([.H65:.H90])" office:value-type="float" office:value="42200.5217391305" calcext:value-type="float">
            <text:p>42200.5217391305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4:.F94])" office:value-type="float" office:value="43600" calcext:value-type="float">
            <text:p>436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D121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6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6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21:.F121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6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21:.F121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6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1:.F121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C121];[.E121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E121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21:.F121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94]/24" office:value-type="float" office:value="366.666666666667" calcext:value-type="float">
            <text:p>366.6666666667</text:p>
          </table:table-cell>
          <table:table-cell table:formula="of:=[.C94]/24" office:value-type="float" office:value="370.833333333333" calcext:value-type="float">
            <text:p>370.8333333333</text:p>
          </table:table-cell>
          <table:table-cell table:formula="of:=[.D94]/23" office:value-type="float" office:value="391.304347826087" calcext:value-type="float">
            <text:p>391.3043478261</text:p>
          </table:table-cell>
          <table:table-cell table:formula="of:=[.E94]/23" office:value-type="float" office:value="369.565217391304" calcext:value-type="float">
            <text:p>369.5652173913</text:p>
          </table:table-cell>
          <table:table-cell table:formula="of:=[.F94]/21" office:value-type="float" office:value="400" calcext:value-type="float">
            <text:p>400</text:p>
          </table:table-cell>
          <table:table-cell/>
          <table:table-cell table:style-name="ce2" table:formula="of:=SUM([.H95:.H120])" office:value-type="float" office:value="43600" calcext:value-type="float">
            <text:p>43600</text:p>
          </table:table-cell>
          <table:table-cell table:style-name="Default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table:number-columns-repeated="3"/>
          <table:table-cell table:style-name="ce2" table:formula="of:=SUM([.B124:.F124])" office:value-type="float" office:value="16600" calcext:value-type="float">
            <text:p>166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51:.F151])" office:value-type="float" office:value="830" calcext:value-type="float">
            <text:p>83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830" calcext:value-type="float">
            <text:p>83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151:.F151])" office:value-type="float" office:value="430" calcext:value-type="float">
            <text:p>43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51:.F151])" office:value-type="float" office:value="830" calcext:value-type="float">
            <text:p>83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51:.F151])" office:value-type="float" office:value="830" calcext:value-type="float">
            <text:p>83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51];[.D151];[.E151];[.F151])" office:value-type="float" office:value="400" calcext:value-type="float">
            <text:p>40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table:number-columns-repeated="3"/>
          <table:table-cell table:formula="of:=SUM([.C151:.F151])" office:value-type="float" office:value="430" calcext:value-type="float">
            <text:p>43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Mane</text:p>
          </table:table-cell>
          <table:table-cell office:value-type="string" calcext:value-type="string">
            <text:p>-Stepan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/>
          <table:table-cell table:formula="of:=SUM([.B151:.F151])" office:value-type="float" office:value="830" calcext:value-type="float">
            <text:p>83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/>
          <table:table-cell table:formula="of:=SUM([.B151:.F151])" office:value-type="float" office:value="830" calcext:value-type="float">
            <text:p>83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Mane</text:p>
          </table:table-cell>
          <table:table-cell/>
          <table:table-cell office:value-type="string" calcext:value-type="string">
            <text:p>-Nane</text:p>
          </table:table-cell>
          <table:table-cell/>
          <table:table-cell table:formula="of:=SUM([.B151:.F151])" office:value-type="float" office:value="830" calcext:value-type="float">
            <text:p>83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N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830" calcext:value-type="float">
            <text:p>83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830" calcext:value-type="float">
            <text:p>83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830" calcext:value-type="float">
            <text:p>83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830" calcext:value-type="float">
            <text:p>83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];[.D151];[.F151])" office:value-type="float" office:value="400" calcext:value-type="float">
            <text:p>40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830" calcext:value-type="float">
            <text:p>83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E151])" office:value-type="float" office:value="830" calcext:value-type="float">
            <text:p>83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830" calcext:value-type="float">
            <text:p>83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];[.C151];[.E151];[.F151])" office:value-type="float" office:value="830" calcext:value-type="float">
            <text:p>83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830" calcext:value-type="float">
            <text:p>83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8" table:formula="of:=SUM([.B151:.F151])" office:value-type="float" office:value="830" calcext:value-type="float">
            <text:p>830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51:.F151])" office:value-type="float" office:value="830" calcext:value-type="float">
            <text:p>83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124]/20" office:value-type="float" office:value="400" calcext:value-type="float">
            <text:p>400</text:p>
          </table:table-cell>
          <table:table-cell table:formula="of:=[.C124]/20" office:value-type="float" office:value="430" calcext:value-type="float">
            <text:p>430</text:p>
          </table:table-cell>
          <table:table-cell table:formula="of:=[.D124]/23" office:value-type="float" office:value="0" calcext:value-type="float">
            <text:p>0</text:p>
          </table:table-cell>
          <table:table-cell table:formula="of:=[.E124]/23" office:value-type="float" office:value="0" calcext:value-type="float">
            <text:p>0</text:p>
          </table:table-cell>
          <table:table-cell table:formula="of:=[.F124]/20" office:value-type="float" office:value="0" calcext:value-type="float">
            <text:p>0</text:p>
          </table:table-cell>
          <table:table-cell/>
          <table:table-cell table:style-name="ce2" table:formula="of:=SUM([.H125:.H150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0:05:13.464112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02T15:19:43.556127753</dc:date>
    <meta:editing-duration>P9DT19M48S</meta:editing-duration>
    <meta:editing-cycles>2857</meta:editing-cycles>
    <meta:generator>LibreOffice/4.2.8.2$Linux_X86_64 LibreOffice_project/420m0$Build-2</meta:generator>
    <meta:document-statistic meta:table-count="16" meta:cell-count="7397" meta:object-count="0"/>
  </office:meta>
</office:document-meta>
</file>